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宋体1" svg:font-family="宋体" style:font-family-generic="roman" style:font-pitch="variable"/>
    <style:font-face style:name="新宋体" svg:font-family="新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fo:language="en" fo:country="US" officeooo:rsid="000ff578" officeooo:paragraph-rsid="000ff578" style:font-size-asian="10.5pt" style:language-asian="zh" style:country-asian="CN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fo:language="en" fo:country="US" officeooo:rsid="00144592" officeooo:paragraph-rsid="00144592" style:font-size-asian="10.5pt" style:language-asian="zh" style:country-asian="CN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fo:language="en" fo:country="US" officeooo:rsid="00144592" officeooo:paragraph-rsid="00153a91" style:font-size-asian="10.5pt" style:language-asian="zh" style:country-asian="CN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fo:language="en" fo:country="US" officeooo:rsid="001bf078" officeooo:paragraph-rsid="001d5fde" style:font-size-asian="10.5pt" style:language-asian="zh" style:country-asian="CN" style:font-size-complex="10.5pt"/>
    </style:style>
    <style:style style:name="P11" style:family="paragraph" style:parent-style-name="Standard">
      <style:paragraph-properties fo:text-align="justify" style:justify-single-word="false"/>
      <style:text-properties officeooo:paragraph-rsid="002a1d44"/>
    </style:style>
    <style:style style:name="P12" style:family="paragraph" style:parent-style-name="Standard">
      <style:paragraph-properties fo:text-align="justify" style:justify-single-word="false"/>
      <style:text-properties officeooo:rsid="0024ed3e" officeooo:paragraph-rsid="0024ed3e"/>
    </style:style>
    <style:style style:name="P13" style:family="paragraph" style:parent-style-name="Standard">
      <style:paragraph-properties fo:text-align="justify" style:justify-single-word="false"/>
      <style:text-properties officeooo:rsid="00183897" officeooo:paragraph-rsid="00183897"/>
    </style:style>
    <style:style style:name="P14" style:family="paragraph" style:parent-style-name="Standard">
      <style:paragraph-properties fo:text-align="justify" style:justify-single-word="false"/>
      <style:text-properties officeooo:rsid="002a1d44" officeooo:paragraph-rsid="002a1d44"/>
    </style:style>
    <style:style style:name="P15" style:family="paragraph" style:parent-style-name="Standard">
      <style:paragraph-properties fo:text-align="justify" style:justify-single-word="false"/>
      <style:text-properties officeooo:rsid="002a1d44" officeooo:paragraph-rsid="0030ba08"/>
    </style:style>
    <style:style style:name="T1" style:family="text">
      <style:text-properties officeooo:rsid="00094dda"/>
    </style:style>
    <style:style style:name="T2" style:family="text">
      <style:text-properties officeooo:rsid="000c2e0a"/>
    </style:style>
    <style:style style:name="T3" style:family="text">
      <style:text-properties officeooo:rsid="001065fa"/>
    </style:style>
    <style:style style:name="T4" style:family="text">
      <style:text-properties officeooo:rsid="0010b554"/>
    </style:style>
    <style:style style:name="T5" style:family="text">
      <style:text-properties officeooo:rsid="0011f5ca"/>
    </style:style>
    <style:style style:name="T6" style:family="text">
      <style:text-properties officeooo:rsid="00127bad"/>
    </style:style>
    <style:style style:name="T7" style:family="text">
      <style:text-properties officeooo:rsid="00153a91"/>
    </style:style>
    <style:style style:name="T8" style:family="text">
      <style:text-properties fo:font-size="10.5pt" fo:language="en" fo:country="US" style:font-size-asian="10.5pt" style:language-asian="zh" style:country-asian="CN" style:font-size-complex="10.5pt"/>
    </style:style>
    <style:style style:name="T9" style:family="text">
      <style:text-properties fo:font-size="10.5pt" fo:language="en" fo:country="US" officeooo:rsid="00183897" style:font-size-asian="10.5pt" style:language-asian="zh" style:country-asian="CN" style:font-size-complex="10.5pt"/>
    </style:style>
    <style:style style:name="T10" style:family="text">
      <style:text-properties fo:font-size="10.5pt" fo:language="en" fo:country="US" officeooo:rsid="00199aee" style:font-size-asian="10.5pt" style:language-asian="zh" style:country-asian="CN" style:font-size-complex="10.5pt"/>
    </style:style>
    <style:style style:name="T11" style:family="text">
      <style:text-properties fo:font-size="10.5pt" fo:language="en" fo:country="US" officeooo:rsid="0018db9b" style:font-size-asian="10.5pt" style:language-asian="zh" style:country-asian="CN" style:font-size-complex="10.5pt"/>
    </style:style>
    <style:style style:name="T12" style:family="text">
      <style:text-properties fo:font-size="10.5pt" fo:language="en" fo:country="US" officeooo:rsid="0023df96" style:font-size-asian="10.5pt" style:language-asian="zh" style:country-asian="CN" style:font-size-complex="10.5pt"/>
    </style:style>
    <style:style style:name="T13" style:family="text">
      <style:text-properties fo:font-size="10.5pt" fo:language="en" fo:country="US" officeooo:rsid="0026b3f5" style:font-size-asian="10.5pt" style:language-asian="zh" style:country-asian="CN" style:font-size-complex="10.5pt"/>
    </style:style>
    <style:style style:name="T14" style:family="text">
      <style:text-properties fo:font-size="10.5pt" fo:language="en" fo:country="US" officeooo:rsid="002a1d44" style:font-size-asian="10.5pt" style:language-asian="zh" style:country-asian="CN" style:font-size-complex="10.5pt"/>
    </style:style>
    <style:style style:name="T15" style:family="text">
      <style:text-properties fo:font-size="10.5pt" fo:language="en" fo:country="US" officeooo:rsid="002aaefc" style:font-size-asian="10.5pt" style:language-asian="zh" style:country-asian="CN" style:font-size-complex="10.5pt"/>
    </style:style>
    <style:style style:name="T16" style:family="text">
      <style:text-properties officeooo:rsid="00224264"/>
    </style:style>
    <style:style style:name="T17" style:family="text">
      <style:text-properties officeooo:rsid="002258be"/>
    </style:style>
    <style:style style:name="T18" style:family="text">
      <style:text-properties style:font-name="新宋体" fo:font-size="11pt" fo:font-style="normal" fo:font-weight="normal" style:font-size-asian="11pt" style:font-style-asian="normal" style:font-weight-asian="normal"/>
    </style:style>
    <style:style style:name="T19" style:family="text">
      <style:text-properties style:font-name="宋体1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某不科学的超数列求和<text:span text:style-name="T1">2</text:span>》备忘</text:p>
      <text:p text:style-name="P2">更新记录</text:p>
      <text:p text:style-name="P3"><text:tab/></text:p>
      <text:p text:style-name="P3"><text:tab/></text:p>
      <text:p text:style-name="P2">解题思路</text:p>
      <text:p text:style-name="P4"><text:tab/><text:span text:style-name="T2">我们先简化一下题目</text:span></text:p>
      <text:p text:style-name="P4"><draw:frame draw:style-name="fr1" draw:name="对象1" text:anchor-type="as-char" svg:y="-0.75cm" svg:width="2.72cm" svg:height="1.2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tab/><text:span text:style-name="T2">其实就是求m个高度为[1,n]的整数，且依次单调不降的柱子的种类数。</text:span></text:p>
      <text:p text:style-name="P7">这个就相当于将n-1次上升的机会分配给m个柱子，允许剩余，允许为空<text:span text:style-name="T5">。</text:span>允许剩余就可以加<text:span text:style-name="T4">1个</text:span>空柱子，成m+1个柱子，于是变成了将n-1个物品分给m+1个人<text:span text:style-name="T6">，可为0，不许剩余</text:span>的方案数，用隔板法即可<text:span text:style-name="T3">。结果是</text:span><text:span text:style-name="T3"><draw:frame draw:style-name="fr1" draw:name="对象2" text:anchor-type="as-char" svg:y="-0.437cm" svg:width="1.339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0">我们考虑转化<draw:frame draw:style-name="fr1" draw:name="对象10" text:anchor-type="as-char" svg:y="-0.437cm" svg:width="0.697cm" svg:height="0.591cm" draw:z-index="6"><draw:object xlink:href="./Object 10" xlink:type="simple" xlink:show="embed" xlink:actuate="onLoad"/><draw:image xlink:href="./ObjectReplacements/Object 10" xlink:type="simple" xlink:show="embed" xlink:actuate="onLoad"/><svg:desc>公式</svg:desc></draw:frame><text:span text:style-name="T16">，设</text:span><text:span text:style-name="T16"><draw:frame draw:style-name="fr1" draw:name="对象9" text:anchor-type="as-char" svg:y="-0.377cm" svg:width="0.619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6">为n，i为m</text:span></text:p>
      <text:p text:style-name="P8">我们发现<draw:frame draw:style-name="fr1" draw:name="对象3" text:anchor-type="as-char" svg:y="-1.291cm" svg:width="5.119cm" svg:height="1.70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如果将n看做变量，m看做常数，则得到一个关于n的m次多项式，不妨设其为<draw:frame draw:style-name="fr1" draw:name="对象4" text:anchor-type="as-char" svg:y="-0.713cm" svg:width="1.406cm" svg:height="1.13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7">，算出</text:span><text:span text:style-name="T17"><draw:frame draw:style-name="fr1" draw:name="对象11" text:anchor-type="as-char" svg:y="-0.377cm" svg:width="0.501cm" svg:height="0.531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7">复杂度</text:span><text:span text:style-name="T17"><draw:frame draw:style-name="fr1" draw:name="对象12" text:anchor-type="as-char" svg:y="-0.437cm" svg:width="1.309cm" svg:height="0.557cm" draw:z-index="10"><draw:object xlink:href="./Object 12" xlink:type="simple" xlink:show="embed" xlink:actuate="onLoad"/><draw:image xlink:href="./ObjectReplacements/Object 12" xlink:type="simple" xlink:show="embed" xlink:actuate="onLoad"/></draw:frame></text:span>则可以得到</text:p>
      <text:p text:style-name="P9"><draw:frame draw:style-name="fr1" draw:name="对象5" text:anchor-type="as-char" svg:y="-1.499cm" svg:width="5.814cm" svg:height="2.93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><text:span text:style-name="T7">将关于n的m-1次多项式继续展开，最终得到</text:span></text:p>
      <text:p text:style-name="P13"><text:span text:style-name="T8"><draw:frame draw:style-name="fr1" draw:name="对象6" text:anchor-type="as-char" svg:y="-0.75cm" svg:width="10.455cm" svg:height="1.21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2"><text:span text:style-name="T9">注</text:span><text:span text:style-name="T8">意要将这些系数存下来，给m+1次展开时使用</text:span></text:p>
      <text:p text:style-name="P11"><text:span text:style-name="T9">于是再乘上题目要求的系数，以此类推，将1到k次全部展开成一个</text:span><text:span text:style-name="T10">系数</text:span><text:span text:style-name="T9">数</text:span><text:span text:style-name="T11">乘很多</text:span><text:span text:style-name="T9">串</text:span><text:span text:style-name="T9"><draw:frame draw:style-name="fr1" draw:name="对象7" text:anchor-type="as-char" svg:y="-0.432cm" svg:width="0.767cm" svg:height="0.58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9">，</text:span><text:span text:style-name="T12">一次展开的复杂度为</text:span><text:span text:style-name="T12"><draw:frame draw:style-name="fr1" draw:name="对象13" text:anchor-type="as-char" svg:y="-0.437cm" svg:width="1.118cm" svg:height="0.55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8">,</text:span><text:span text:style-name="T19">总体复杂度就是</text:span><text:span text:style-name="T12"><draw:frame draw:style-name="fr1" draw:name="对象14" text:anchor-type="as-char" svg:y="-0.437cm" svg:width="1.219cm" svg:height="0.55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以此展开的再讲所有展开后长度相等的</text:span><text:span text:style-name="T12"><draw:frame draw:style-name="fr1" draw:name="对象8" text:anchor-type="as-char" svg:y="-0.432cm" svg:width="0.767cm" svg:height="0.58cm" draw:z-index="7"><draw:object xlink:href="./Object 8" xlink:type="simple" xlink:show="embed" xlink:actuate="onLoad"/><draw:image xlink:href="./ObjectReplacements/Object 8" xlink:type="simple" xlink:show="embed" xlink:actuate="onLoad"/><svg:desc>公式</svg:desc></draw:frame></text:span><text:span text:style-name="T12">串的系数加起来</text:span><text:span text:style-name="T14">。</text:span></text:p>
      <text:p text:style-name="P15"><text:span text:style-name="T8">原题的式子变成</text:span></text:p>
      <text:p text:style-name="P15"><text:soft-page-break/><text:span text:style-name="T8"><draw:frame draw:style-name="fr1" draw:name="对象19" text:anchor-type="as-char" svg:y="-1.122cm" svg:width="10.857cm" svg:height="2.374cm" draw:z-index="18"><draw:object xlink:href="./Object 19" xlink:type="simple" xlink:show="embed" xlink:actuate="onLoad"/><draw:image xlink:href="./ObjectReplacements/Object 19" xlink:type="simple" xlink:show="embed" xlink:actuate="onLoad"/><svg:desc>公式</svg:desc></draw:frame></text:span></text:p>
      <text:p text:style-name="P11"><text:span text:style-name="T12">再用组合数乘上系数和算出对答案的贡献，注意相邻的两个组合数之间可以用较少的几个乘除法完成转换，不必重新计算。</text:span><text:span text:style-name="T12"><draw:frame draw:style-name="fr1" draw:name="对象15" text:anchor-type="as-char" svg:y="-1.291cm" svg:width="6.329cm" svg:height="1.707cm" draw:z-index="14"><draw:object xlink:href="./Object 15" xlink:type="simple" xlink:show="embed" xlink:actuate="onLoad"/><draw:image xlink:href="./ObjectReplacements/Object 15" xlink:type="simple" xlink:show="embed" xlink:actuate="onLoad"/><svg:desc>公式</svg:desc></draw:frame></text:span></text:p>
      <text:p text:style-name="P12"><text:span text:style-name="T12">最</text:span><text:span text:style-name="T8">后统计答案的复杂</text:span><text:span text:style-name="T8"><draw:frame draw:style-name="fr1" draw:name="对象16" text:anchor-type="as-char" svg:y="-0.386cm" svg:width="2.863cm" svg:height="0.506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2"><text:span text:style-name="T8">最后按照题面中给出的字母，复杂度如下</text:span></text:p>
      <text:p text:style-name="P12"><text:span text:style-name="T8">空间</text:span><text:span text:style-name="T13">复杂度</text:span><text:span text:style-name="T13"><draw:frame draw:style-name="fr1" draw:name="对象18" text:anchor-type="as-char" svg:y="-0.437cm" svg:width="1.307cm" svg:height="0.557cm" draw:z-index="16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4"><text:span text:style-name="T13">时</text:span><text:span text:style-name="T8">间复杂度</text:span><text:span text:style-name="T15"><draw:frame draw:style-name="fr1" draw:name="对象20" text:anchor-type="as-char" svg:y="-0.437cm" svg:width="3.507cm" svg:height="0.557cm" draw:z-index="17"><draw:object xlink:href="./Object 20" xlink:type="simple" xlink:show="embed" xlink:actuate="onLoad"/><draw:image xlink:href="./ObjectReplacements/Object 20" xlink:type="simple" xlink:show="embed" xlink:actuate="onLoad"/><svg:desc>公式</svg:desc></draw:frame></text:span></text:p>
      <text:p text:style-name="P8"/>
      <text:p text:style-name="P4"/>
      <text:p text:style-name="P2">可能的错误算法</text:p>
      <text:p text:style-name="P3"><text:tab/></text:p>
      <text:p text:style-name="P3"><text:tab/></text:p>
      <text:p text:style-name="P2">构造的数据类型</text:p>
      <text:p text:style-name="P3"><text:tab/></text:p>
      <text:p text:style-name="P3"><text:tab/></text:p>
      <text:p text:style-name="P2">解题记录</text:p>
      <text:p text:style-name="P3"><text:tab/></text:p>
      <text:p text:style-name="P3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宋体1" svg:font-family="宋体" style:font-family-generic="roman" style:font-pitch="variable"/>
    <style:font-face style:name="新宋体" svg:font-family="新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2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libri" fo:font-size="10.5pt" fo:language="en" fo:country="US" style:letter-kerning="false" style:font-name-asian="宋体2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2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14T22:02:09.689000000</dc:date>
    <meta:editing-duration>PT1H31M53S</meta:editing-duration>
    <meta:generator>LibreOffice/6.0.7.3$Windows_X86_64 LibreOffice_project/dc89aa7a9eabfd848af146d5086077aeed2ae4a5</meta:generator>
    <meta:editing-cycles>39</meta:editing-cycles>
    <meta:document-statistic meta:table-count="0" meta:image-count="0" meta:object-count="19" meta:page-count="2" meta:paragraph-count="33" meta:word-count="452" meta:character-count="478" meta:non-whitespace-character-count="468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sub>
              <mi>x</mi>
              <mn>1</mn>
            </msub>
            <mo stretchy="false">=</mo>
            <mn>1</mn>
          </mrow>
          <mi>n</mi>
        </munderover>
        <mrow>
          <munderover>
            <mo stretchy="false">∑</mo>
            <mrow>
              <msub>
                <mi>x</mi>
                <mn>2</mn>
              </msub>
              <mo stretchy="false">=</mo>
              <mn>1</mn>
            </mrow>
            <msub>
              <mi>x</mi>
              <mn>1</mn>
            </msub>
          </munderover>
          <mn>...</mn>
        </mrow>
      </mrow>
      <mrow>
        <munderover>
          <mo stretchy="false">∑</mo>
          <mrow>
            <msub>
              <mi>x</mi>
              <mi>m</mi>
            </msub>
            <mo stretchy="false">=</mo>
            <mn>1</mn>
          </mrow>
          <msub>
            <mi>x</mi>
            <mrow>
              <mi>m</mi>
              <mo stretchy="false">−</mo>
              <mn>1</mn>
            </mrow>
          </msub>
        </munderover>
        <mn>1</mn>
      </mrow>
    </mrow>
    <annotation encoding="StarMath 5.0">sum from{ x_1=1 } to { n } sum from { x_2=1 } to { x_1 }...sum from{ x_m=1 } to { x_{m-1} }1
</annotation>
  </semantics>
</math>
</file>

<file path=Object 10/content.xml><?xml version="1.0" encoding="utf-8"?>
<math xmlns="http://www.w3.org/1998/Math/MathML" display="block">
  <semantics>
    <msup>
      <msub>
        <mi>x</mi>
        <mi>m</mi>
      </msub>
      <mi>i</mi>
    </msup>
    <annotation encoding="StarMath 5.0">{x_m} ^i</annotation>
  </semantics>
</math>
</file>

<file path=Object 1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sup>
            <mi>m</mi>
            <mn>3</mn>
          </msup>
        </mrow>
        <mo fence="true" stretchy="false">)</mo>
      </mrow>
    </mrow>
    <annotation encoding="StarMath 5.0">O( m^3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up>
            <mi>i</mi>
            <mn>2</mn>
          </msup>
        </mrow>
        <mo fence="true" stretchy="false">)</mo>
      </mrow>
    </mrow>
    <annotation encoding="StarMath 5.0">O( i^2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sup>
            <mi>k</mi>
            <mn>3</mn>
          </msup>
        </mrow>
        <mo fence="true" stretchy="false">)</mo>
      </mrow>
    </mrow>
    <annotation encoding="StarMath 5.0">O( k^3 )</annotation>
  </semantics>
</math>
</file>

<file path=Object 15/content.xml><?xml version="1.0" encoding="utf-8"?>
<math xmlns="http://www.w3.org/1998/Math/MathML" display="block">
  <semantics>
    <mrow>
      <msubsup>
        <mi>C</mi>
        <mrow>
          <mi>n</mi>
          <mo stretchy="false">+</mo>
          <mi>m</mi>
          <mo stretchy="false">+</mo>
          <mi>i</mi>
          <mo stretchy="false">−</mo>
          <mn>1</mn>
        </mrow>
        <mrow>
          <mi>m</mi>
          <mo stretchy="false">+</mo>
          <mi>i</mi>
        </mrow>
      </msubsup>
      <mo stretchy="false">=</mo>
      <mfrac>
        <mrow>
          <mrow>
            <mo fence="true" stretchy="false">(</mo>
            <mrow>
              <mrow>
                <mi>n</mi>
                <mo stretchy="false">+</mo>
                <mi>m</mi>
                <mo stretchy="false">+</mo>
                <mi>i</mi>
                <mo stretchy="false">−</mo>
                <mn>1</mn>
              </mrow>
            </mrow>
            <mo fence="true" stretchy="false">)</mo>
          </mrow>
          <mi>!</mi>
        </mrow>
        <mrow>
          <mrow>
            <mo fence="true" stretchy="false">(</mo>
            <mrow>
              <mrow>
                <mi>m</mi>
                <mo stretchy="false">+</mo>
                <mi>i</mi>
              </mrow>
            </mrow>
            <mo fence="true" stretchy="false">)</mo>
          </mrow>
          <mi>!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!</mi>
        </mrow>
      </mfrac>
      <mo stretchy="false">=</mo>
      <mfrac>
        <mrow>
          <munderover>
            <mo stretchy="false">∏</mo>
            <mrow>
              <mi>j</mi>
              <mo stretchy="false">=</mo>
              <mi>n</mi>
            </mrow>
            <mrow>
              <mi>n</mi>
              <mo stretchy="false">+</mo>
              <mi>m</mi>
              <mo stretchy="false">+</mo>
              <mi>i</mi>
              <mo stretchy="false">−</mo>
              <mn>1</mn>
            </mrow>
          </munderover>
          <mi>j</mi>
        </mrow>
        <mrow>
          <mrow>
            <mo fence="true" stretchy="false">(</mo>
            <mrow>
              <mrow>
                <mi>m</mi>
                <mo stretchy="false">+</mo>
                <mi>i</mi>
              </mrow>
            </mrow>
            <mo fence="true" stretchy="false">)</mo>
          </mrow>
          <mi>!</mi>
        </mrow>
      </mfrac>
    </mrow>
    <annotation encoding="StarMath 5.0">C_{ n+m+i-1 } ^ {m+i} = { (n+m+i-1)! } over { (m+i)!(n-1)! } = {prod from{ j=n } to {n+m+i-1} j } over { (m+i)! }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m</mi>
              <mo stretchy="false">+</mo>
              <mi mathvariant="italic">klog</mi>
            </mrow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</mrow>
    <annotation encoding="StarMath 5.0">O( m+klog(m))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sup>
            <mi>m</mi>
            <mn>2</mn>
          </msup>
        </mrow>
        <mo fence="true" stretchy="false">)</mo>
      </mrow>
    </mrow>
    <annotation encoding="StarMath 5.0">O( m^2 )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underover>
                <mo stretchy="false">∑</mo>
                <mrow>
                  <msub>
                    <mi>x</mi>
                    <mn>1</mn>
                  </msub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sub>
                      <mi>x</mi>
                      <mn>2</mn>
                    </msub>
                    <mo stretchy="false">=</mo>
                    <mn>1</mn>
                  </mrow>
                  <msub>
                    <mi>x</mi>
                    <mn>1</mn>
                  </msub>
                </munderover>
                <mn>...</mn>
              </mrow>
            </mrow>
            <mrow>
              <munderover>
                <mo stretchy="false">∑</mo>
                <mrow>
                  <msub>
                    <mi>x</mi>
                    <mi>m</mi>
                  </msub>
                  <mo stretchy="false">=</mo>
                  <mn>1</mn>
                </mrow>
                <msub>
                  <mi>x</mi>
                  <mrow>
                    <mi>m</mi>
                    <mo stretchy="false">−</mo>
                    <mn>1</mn>
                  </mrow>
                </msub>
              </munderover>
              <mrow>
                <mo fence="true" stretchy="false">(</mo>
                <mrow>
                  <mrow>
                    <mrow>
                      <msub>
                        <mi>b</mi>
                        <mn>0</mn>
                      </msub>
                      <mo stretchy="false">+</mo>
                      <msub>
                        <mi>b</mi>
                        <mn>1</mn>
                      </msub>
                    </mrow>
                    <mrow>
                      <mrow>
                        <munderover>
                          <mo stretchy="false">∑</mo>
                          <mrow>
                            <msub>
                              <mi>x</mi>
                              <mn>1,1</mn>
                            </msub>
                            <mo stretchy="false">=</mo>
                            <mn>1</mn>
                          </mrow>
                          <mi>n</mi>
                        </munderover>
                        <mn>1</mn>
                      </mrow>
                      <mo stretchy="false">+</mo>
                      <msub>
                        <mi>b</mi>
                        <mn>2</mn>
                      </msub>
                    </mrow>
                    <mrow>
                      <mrow>
                        <munderover>
                          <mo stretchy="false">∑</mo>
                          <mrow>
                            <msub>
                              <mi>x</mi>
                              <mn>2,1</mn>
                            </msub>
                            <mo stretchy="false">=</mo>
                            <mn>1</mn>
                          </mrow>
                          <mi>n</mi>
                        </munderover>
                        <mrow>
                          <munderover>
                            <mo stretchy="false">∑</mo>
                            <mrow>
                              <msub>
                                <mi>x</mi>
                                <mn>2,2</mn>
                              </msub>
                              <mo stretchy="false">=</mo>
                              <mn>1</mn>
                            </mrow>
                            <msub>
                              <mi>x</mi>
                              <mn>2,1</mn>
                            </msub>
                          </munderover>
                          <mn>1</mn>
                        </mrow>
                      </mrow>
                      <mo stretchy="false">+</mo>
                      <mn>...</mn>
                      <mo stretchy="false">+</mo>
                      <msub>
                        <mi>b</mi>
                        <mi>k</mi>
                      </msub>
                    </mrow>
                    <mrow>
                      <munderover>
                        <mo stretchy="false">∑</mo>
                        <msub>
                          <mi>x</mi>
                          <mrow>
                            <mi>k</mi>
                            <mi>,</mi>
                            <mn>1</mn>
                          </mrow>
                        </msub>
                        <mi>n</mi>
                      </munderover>
                      <mrow>
                        <munderover>
                          <mo stretchy="false">∑</mo>
                          <msub>
                            <mi>x</mi>
                            <mrow>
                              <mi>k</mi>
                              <mi>,</mi>
                              <mn>2</mn>
                            </mrow>
                          </msub>
                          <msub>
                            <mi>x</mi>
                            <mrow>
                              <mi>k</mi>
                              <mi>,</mi>
                              <mn>1</mn>
                            </mrow>
                          </msub>
                        </munderover>
                        <mn>...</mn>
                      </mrow>
                    </mrow>
                    <mrow>
                      <munderover>
                        <mo stretchy="false">∑</mo>
                        <msub>
                          <mi>x</mi>
                          <mrow>
                            <mi>k</mi>
                            <mi>,</mi>
                            <mi>k</mi>
                          </mrow>
                        </msub>
                        <msub>
                          <mi>x</mi>
                          <mrow>
                            <mi>k</mi>
                            <mi>,</mi>
                            <mrow>
                              <mi>k</mi>
                              <mo stretchy="false">−</mo>
                              <mn>1</mn>
                            </mrow>
                          </mrow>
                        </msub>
                      </munderover>
                      <mn>1</mn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text>=</mtext>
            <mrow>
              <munderover>
                <mo stretchy="false">∑</mo>
                <mrow>
                  <mi>i</mi>
                  <mo stretchy="false">=</mo>
                  <mn>0</mn>
                </mrow>
                <mi>k</mi>
              </munderover>
              <msub>
                <mi>b</mi>
                <mi>i</mi>
              </msub>
            </mrow>
            <msubsup>
              <mi>C</mi>
              <mrow>
                <mi>n</mi>
                <mo stretchy="false">+</mo>
                <mi>m</mi>
                <mo stretchy="false">+</mo>
                <mi>i</mi>
                <mo stretchy="false">−</mo>
                <mn>1</mn>
              </mrow>
              <mrow>
                <mi>i</mi>
                <mo stretchy="false">+</mo>
                <mi>m</mi>
              </mrow>
            </msubsup>
          </mrow>
        </mtd>
      </mtr>
    </mtable>
    <annotation encoding="StarMath 5.0">sum from{ x_1=1 } to { n } sum from { x_2=1 } to { x_1 }...sum from{ x_m=1 } to { x_{m-1} }( 
b_0 +
b_1 sum from{ x_{1,1}=1 } to { n } 1 +b_2 sum from{ x_{2,1}=1 } to { n } sum from { x_{2,2}=1 } to { x_{2,1} }1 + ...+b_k sum from{x_{k,1}} to {n} sum from{x_{k,2}} to x_{k,1}...sum from {x_{k,k}} to x_{k,k-1}1 ) newline
"="sum from { i=0 } to { k } b_{ i }C_{n+m+i-1  }^{ i+m }
 </annotation>
  </semantics>
</math>
</file>

<file path=Object 2/content.xml><?xml version="1.0" encoding="utf-8"?>
<math xmlns="http://www.w3.org/1998/Math/MathML" display="block">
  <semantics>
    <msubsup>
      <mi>C</mi>
      <mrow>
        <mi>n</mi>
        <mo stretchy="false">+</mo>
        <mi>m</mi>
        <mo stretchy="false">−</mo>
        <mn>1</mn>
      </mrow>
      <mi>m</mi>
    </msubsup>
    <annotation encoding="StarMath 5.0">C_{ n+m-1 } ^ m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sup>
                <mi>k</mi>
                <mn>3</mn>
              </msup>
              <mo stretchy="false">+</mo>
              <mi>m</mi>
              <mo stretchy="false">+</mo>
              <mi mathvariant="italic">klog</mi>
            </mrow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</mrow>
    <annotation encoding="StarMath 5.0">O( k^3 + m+ klog(m))</annotation>
  </semantics>
</math>
</file>

<file path=Object 3/content.xml><?xml version="1.0" encoding="utf-8"?>
<math xmlns="http://www.w3.org/1998/Math/MathML" display="block">
  <semantics>
    <mrow>
      <msubsup>
        <mi>C</mi>
        <mrow>
          <mi>n</mi>
          <mo stretchy="false">+</mo>
          <mi>m</mi>
          <mo stretchy="false">−</mo>
          <mn>1</mn>
        </mrow>
        <mi>m</mi>
      </msubsup>
      <mo stretchy="false">=</mo>
      <mfrac>
        <mrow>
          <mrow>
            <mo fence="true" stretchy="false">(</mo>
            <mrow>
              <mrow>
                <mi>n</mi>
                <mo stretchy="false">+</mo>
                <mi>m</mi>
                <mo stretchy="false">−</mo>
                <mn>1</mn>
              </mrow>
            </mrow>
            <mo fence="true" stretchy="false">)</mo>
          </mrow>
          <mi>!</mi>
        </mrow>
        <mrow>
          <mi>m</mi>
          <mi>!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!</mi>
        </mrow>
      </mfrac>
      <mo stretchy="false">=</mo>
      <mfrac>
        <mrow>
          <munderover>
            <mo stretchy="false">∏</mo>
            <mrow>
              <mi>i</mi>
              <mo stretchy="false">=</mo>
              <mi>n</mi>
            </mrow>
            <mrow>
              <mi>n</mi>
              <mo stretchy="false">+</mo>
              <mi>m</mi>
              <mo stretchy="false">−</mo>
              <mn>1</mn>
            </mrow>
          </munderover>
          <mi>i</mi>
        </mrow>
        <mrow>
          <mi>m</mi>
          <mi>!</mi>
        </mrow>
      </mfrac>
    </mrow>
    <annotation encoding="StarMath 5.0">C_{ n+m-1 } ^ m = { (n+m-1)! } over { m!(n-1)! } = {prod from{ i=n } to {n+m-1} i } over { m! }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m</mi>
        </munderover>
        <msub>
          <mi>a</mi>
          <mi>i</mi>
        </msub>
      </mrow>
      <msup>
        <mi>n</mi>
        <mi>i</mi>
      </msup>
    </mrow>
    <annotation encoding="StarMath 5.0">sum from { i=0 } to m a_i n^i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sup>
              <mi>n</mi>
              <mi>m</mi>
            </msup>
          </mrow>
        </mtd>
      </mtr>
      <mtr>
        <mtd>
          <mrow>
            <mtext>  =</mtext>
            <mfrac>
              <mn>1</mn>
              <msub>
                <mi>a</mi>
                <mi>n</mi>
              </msub>
            </mfrac>
            <mi>（</mi>
            <mrow>
              <msubsup>
                <mi>C</mi>
                <mrow>
                  <mi>n</mi>
                  <mo stretchy="false">−</mo>
                  <mi>m</mi>
                  <mo stretchy="false">+</mo>
                  <mn>1</mn>
                </mrow>
                <mi>m</mi>
              </msubsup>
              <mo stretchy="false">−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i>m</mi>
                    <mo stretchy="false">−</mo>
                    <mn>1</mn>
                  </mrow>
                </munderover>
                <msub>
                  <mi>a</mi>
                  <mi>i</mi>
                </msub>
              </mrow>
            </mrow>
            <msup>
              <mi>n</mi>
              <mi>i</mi>
            </msup>
            <mi>）</mi>
          </mrow>
        </mtd>
      </mtr>
      <mtr>
        <mtd>
          <mrow>
            <mtext>  =</mtext>
            <mfrac>
              <mn>1</mn>
              <msub>
                <mi>a</mi>
                <mi>n</mi>
              </msub>
            </mfrac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sub>
                          <mi>x</mi>
                          <mn>1</mn>
                        </msub>
                        <mo stretchy="false">=</mo>
                        <mn>1</mn>
                      </mrow>
                      <mi>n</mi>
                    </munderover>
                    <mrow>
                      <munderover>
                        <mo stretchy="false">∑</mo>
                        <mrow>
                          <msub>
                            <mi>x</mi>
                            <mn>2</mn>
                          </msub>
                          <mo stretchy="false">=</mo>
                          <mn>1</mn>
                        </mrow>
                        <msub>
                          <mi>x</mi>
                          <mn>1</mn>
                        </msub>
                      </munderover>
                      <mn>...</mn>
                    </mrow>
                  </mrow>
                  <mrow>
                    <mrow>
                      <munderover>
                        <mo stretchy="false">∑</mo>
                        <mrow>
                          <msub>
                            <mi>x</mi>
                            <mi>m</mi>
                          </msub>
                          <mo stretchy="false">=</mo>
                          <mn>1</mn>
                        </mrow>
                        <msub>
                          <mi>x</mi>
                          <mrow>
                            <mi>m</mi>
                            <mo stretchy="false">−</mo>
                            <mn>1</mn>
                          </mrow>
                        </msub>
                      </munderover>
                      <mn>1</mn>
                    </mrow>
                    <mo stretchy="false">−</mo>
                    <mrow>
                      <munderover>
                        <mo stretchy="false">∑</mo>
                        <mrow>
                          <mi>i</mi>
                          <mo stretchy="false">=</mo>
                          <mn>0</mn>
                        </mrow>
                        <mrow>
                          <mi>m</mi>
                          <mo stretchy="false">−</mo>
                          <mn>1</mn>
                        </mrow>
                      </munderover>
                      <msub>
                        <mi>a</mi>
                        <mi>i</mi>
                      </msub>
                    </mrow>
                  </mrow>
                  <msup>
                    <mi>n</mi>
                    <mi>i</mi>
                  </msup>
                </mrow>
              </mrow>
              <mo fence="true" stretchy="false">)</mo>
            </mrow>
          </mrow>
        </mtd>
      </mtr>
    </mtable>
    <annotation encoding="StarMath 5.0">""n^m newline
"  =" 1 over a_n（C_{ n-m+1 }^m - sum from { i=0 } to {m - 1}a_i n^i） newline
"  =" 1 over a_n (sum from{ x_1=1 } to { n } sum from { x_2=1 } to { x_1 }...sum from{ x_m=1 } to { x_{m-1} }1 - sum from { i=0 } to {m - 1}a_i n^i)</annotation>
  </semantics>
</math>
</file>

<file path=Object 6/content.xml><?xml version="1.0" encoding="utf-8"?>
<math xmlns="http://www.w3.org/1998/Math/MathML" display="block">
  <semantics>
    <mrow>
      <msup>
        <mi>n</mi>
        <mi>m</mi>
      </msup>
      <mo stretchy="false">=</mo>
      <mrow>
        <mo fence="true" stretchy="false">(</mo>
        <mrow>
          <mrow>
            <msub>
              <mi>b</mi>
              <mn>1</mn>
            </msub>
            <mrow>
              <munderover>
                <mo stretchy="false">∑</mo>
                <mrow>
                  <msub>
                    <mi>x</mi>
                    <mn>1,1</mn>
                  </msub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sub>
                      <mi>x</mi>
                      <mn>1,2</mn>
                    </msub>
                    <mo stretchy="false">=</mo>
                    <mn>1</mn>
                  </mrow>
                  <msub>
                    <mi>x</mi>
                    <mn>1,1</mn>
                  </msub>
                </munderover>
                <mn>...</mn>
              </mrow>
            </mrow>
            <mrow>
              <mrow>
                <munderover>
                  <mo stretchy="false">∑</mo>
                  <mrow>
                    <msub>
                      <mi>x</mi>
                      <mrow>
                        <mn>1</mn>
                        <mi>,</mi>
                        <mi>m</mi>
                      </mrow>
                    </msub>
                    <mo stretchy="false">=</mo>
                    <mn>1</mn>
                  </mrow>
                  <msub>
                    <mi>x</mi>
                    <mrow>
                      <mn>1</mn>
                      <mi>,</mi>
                      <mrow>
                        <mi>m</mi>
                        <mo stretchy="false">−</mo>
                        <mn>1</mn>
                      </mrow>
                    </mrow>
                  </msub>
                </munderover>
                <mn>1</mn>
              </mrow>
              <mo stretchy="false">+</mo>
              <msub>
                <mi>b</mi>
                <mn>2</mn>
              </msub>
            </mrow>
            <mrow>
              <munderover>
                <mo stretchy="false">∑</mo>
                <mrow>
                  <msub>
                    <mi>x</mi>
                    <mn>2,1</mn>
                  </msub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sub>
                      <mi>x</mi>
                      <mn>2,2</mn>
                    </msub>
                    <mo stretchy="false">=</mo>
                    <mn>1</mn>
                  </mrow>
                  <msub>
                    <mi>x</mi>
                    <mn>2,1</mn>
                  </msub>
                </munderover>
                <mn>...</mn>
              </mrow>
            </mrow>
            <mrow>
              <mrow>
                <munderover>
                  <mo stretchy="false">∑</mo>
                  <mrow>
                    <msub>
                      <mi>x</mi>
                      <mrow>
                        <mn>2</mn>
                        <mi>,</mi>
                        <mrow>
                          <mi>m</mi>
                          <mo stretchy="false">−</mo>
                          <mn>1</mn>
                        </mrow>
                      </mrow>
                    </msub>
                    <mo stretchy="false">=</mo>
                    <mn>1</mn>
                  </mrow>
                  <msub>
                    <mi>x</mi>
                    <mrow>
                      <mn>2</mn>
                      <mi>,</mi>
                      <mrow>
                        <mi>m</mi>
                        <mo stretchy="false">−</mo>
                        <mn>2</mn>
                      </mrow>
                    </mrow>
                  </msub>
                </munderover>
                <mn>1</mn>
              </mrow>
              <mo stretchy="false">+</mo>
              <mn>...</mn>
              <mo stretchy="false">+</mo>
              <msub>
                <mi>b</mi>
                <mi>m</mi>
              </msub>
            </mrow>
            <mrow>
              <munderover>
                <mo stretchy="false">∑</mo>
                <msub>
                  <mi>x</mi>
                  <mrow>
                    <mi>m</mi>
                    <mi>,</mi>
                    <mn>1</mn>
                  </mrow>
                </msub>
                <mi>n</mi>
              </munderover>
              <mn>1</mn>
            </mrow>
          </mrow>
        </mrow>
        <mo fence="true" stretchy="false">)</mo>
      </mrow>
    </mrow>
    <annotation encoding="StarMath 5.0">n^m = (b_1 sum from{ x_{1,1}=1 } to { n } sum from { x_{1,2}=1 } to { x_{1,1} }...sum from{ x_{1,m}=1 } to { x_{1,m-1} }1 +b_2 sum from{ x_{2,1}=1 } to { n } sum from { x_{2,2}=1 } to { x_{2,1} }... sum from{ x_{2,m-1}=1 } to { x_{2,m-2} }1 + ...+b_m sum from{x_{m,1}} to {n} 1)</annotation>
  </semantics>
</math>
</file>

<file path=Object 7/content.xml><?xml version="1.0" encoding="utf-8"?>
<math xmlns="http://www.w3.org/1998/Math/MathML" display="block">
  <semantics>
    <mrow>
      <mo stretchy="false">∑</mo>
      <mrow/>
    </mrow>
    <annotation encoding="StarMath 5.0">sum {  }</annotation>
  </semantics>
</math>
</file>

<file path=Object 8/content.xml><?xml version="1.0" encoding="utf-8"?>
<math xmlns="http://www.w3.org/1998/Math/MathML" display="block">
  <semantics>
    <mrow>
      <mo stretchy="false">∑</mo>
      <mrow/>
    </mrow>
    <annotation encoding="StarMath 5.0">sum {  }</annotation>
  </semantics>
</math>
</file>

<file path=Object 9/content.xml><?xml version="1.0" encoding="utf-8"?>
<math xmlns="http://www.w3.org/1998/Math/MathML" display="block">
  <semantics>
    <msub>
      <mi>x</mi>
      <mi>m</mi>
    </msub>
    <annotation encoding="StarMath 5.0">x_m</annotation>
  </semantics>
</math>
</file>